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ho Gothic Pro" svg:font-family="'Soho Gothic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707172" style:font-name="Soho Gothic Pro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" style:family="paragraph" style:parent-style-name="Heading_20_3">
      <style:text-properties fo:color="#3e3d40" style:font-name="Soho Gothic Pro" fo:letter-spacing="normal" fo:font-style="italic" fo:font-weight="bold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200%" fo:orphans="2" fo:widows="2" fo:text-indent="0cm" style:auto-text-indent="false"/>
      <style:text-properties fo:font-variant="normal" fo:text-transform="none" fo:color="#707172" style:font-name="Soho Gothic Pro" fo:font-size="12pt" fo:letter-spacing="normal" fo:font-style="italic" fo:font-weight="bold"/>
    </style:style>
    <style:style style:name="P5" style:family="paragraph" style:parent-style-name="Heading_20_3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/>
      <style:text-properties fo:font-variant="normal" fo:text-transform="none" fo:color="#3e3d40" style:font-name="Soho Gothic Pro" fo:font-size="12pt" fo:letter-spacing="normal" fo:font-style="italic" fo:font-weight="bold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200%" fo:orphans="2" fo:widows="2" fo:text-indent="0cm" style:auto-text-indent="false"/>
    </style:style>
    <style:style style:name="P7" style:family="paragraph" style:parent-style-name="Heading_20_2">
      <style:text-properties fo:text-transform="uppercase" fo:color="#3e3d40" style:font-name="Soho Gothic Pro" fo:font-size="12pt" fo:letter-spacing="normal" fo:font-style="italic" fo:font-weight="bold"/>
    </style:style>
    <style:style style:name="T1" style:family="text">
      <style:text-properties fo:font-variant="normal" fo:text-transform="none" fo:color="#d6002a" style:font-name="Soho Gothic Pro" fo:font-size="12pt" fo:letter-spacing="normal" fo:font-style="normal" fo:font-weight="bold"/>
    </style:style>
    <style:style style:name="T2" style:family="text">
      <style:text-properties fo:font-variant="normal" fo:text-transform="none" fo:color="#3e3d40" style:font-name="Soho Gothic Pro" fo:letter-spacing="normal" fo:font-style="italic" fo:font-weight="bold"/>
    </style:style>
    <style:style style:name="T3" style:family="text">
      <style:text-properties fo:font-variant="normal" fo:text-transform="none" fo:color="#707172" style:font-name="Soho Gothic Pro" fo:font-size="12pt" fo:letter-spacing="normal" fo:font-style="normal" fo:font-weight="bold"/>
    </style:style>
    <style:style style:name="T4" style:family="text">
      <style:text-properties fo:color="#d60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UNSERE PREISE</text:h>
      <text:h text:style-name="P4" text:outline-level="3">Trainiere schon ab 40 €**/ Monat</text:h>
      <text:h text:style-name="P5" text:outline-level="3"><text:bookmark text:name="ui-id-1"/>PREISKATEGORIE 1 - Trainiere in allen Clubs ab 85,- € monatlich</text:h>
      <text:h text:style-name="P5" text:outline-level="3"><text:bookmark text:name="ui-id-3"/>PREISKATEGORIE 2 - Trainiere in einem Club dieser Kategorie ab 65,- € monatlich</text:h>
      <text:h text:style-name="P5" text:outline-level="3"><text:bookmark text:name="ui-id-5"/>PREISKATEGORIE 3 - Trainiere in einem Club dieser Kategorie ab 60,- € monatlich</text:h>
      <text:h text:style-name="P5" text:outline-level="3"><text:bookmark text:name="ui-id-7"/>PREISKATEGORIE 4 - Trainiere in einem Club dieser Kategorie ab 55,- € monatlich</text:h>
      <text:h text:style-name="P5" text:outline-level="3"><text:bookmark text:name="ui-id-9"/>PREISKATEGORIE 5 - Trainiere in einem Club dieser Kategorie ab 40,- € monatlich</text:h>
      <text:h text:style-name="P3" text:outline-level="3">Trainingspaket</text:h>
      <text:p text:style-name="P1">Bedarfsgerechte Trainingsbetreuung, z.B.<text:line-break/>&gt; Kursplantipps<text:line-break/>&gt; Geräteerklärung und -einweisung<text:line-break/>&gt; Trainingsplan</text:p>
      <text:h text:style-name="P6" text:outline-level="3"><text:span text:style-name="Emphasis"><text:span text:style-name="Strong_20_Emphasis"><text:span text:style-name="T2">Einmalig 49, - € </text:span></text:span></text:span></text:h>
      <text:h text:style-name="P3" text:outline-level="3">Trainingspaket <text:span text:style-name="T4">PLUS</text:span></text:h>
      <text:p text:style-name="P2"><text:span text:style-name="Strong_20_Emphasis"><text:span text:style-name="T3">Beinhaltet alles vom Trainingspaket </text:span></text:span><text:span text:style-name="Strong_20_Emphasis"><text:span text:style-name="T1">+</text:span></text:span><text:span text:style-name="Strong_20_Emphasis"><text:span text:style-name="T3"> 2 x 60 Min. Personal Training</text:span></text:span></text:p>
      <text:p text:style-name="P1">&gt; Lust auf einen FitnessCheck?<text:line-break/>&gt; Oder einen auf dich individuell zugeschnittenen Trainingsplan?<text:line-break/>&gt; Oder möchtest du Ernährungstipps?<text:line-break/>&gt; Oder sollen wir dir ein persönliches Freestyle-Workout erstellen?</text:p>
      <text:p text:style-name="P1">Du bestimmst, was in deinem Trainingspaket PLUS passiert!</text:p>
      <text:h text:style-name="P6" text:outline-level="3"><text:span text:style-name="Emphasis"><text:span text:style-name="Strong_20_Emphasis"><text:span text:style-name="T2">Einmalig 99,- €</text:span></text:span></text:span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ho Gothic Pro" svg:font-family="'Soho Gothic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58:12.240677666</meta:creation-date>
    <dc:date>2019-10-08T10:00:03.082031740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8" meta:character-count="918" meta:non-whitespace-character-count="794"/>
  </office:meta>
</office:document-meta>
</file>